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  <table:table-cell office:value-type="string" calcext:value-type="string">
            <text:p>Benchmarks:</text:p>
          </table:table-cell>
          <table:table-cell office:value-type="string" calcext:value-type="string">
            <text:p>random vs 6 random policies: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4"/>
          <table:table-cell office:value-type="string" calcext:value-type="string">
            <text:p>random vs 3 con, 3 agg: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: THIS SHOWED NOTICEABLE OVERFITTING AFTER 1000 EPOCH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ED CODE TO TRAIN ON EACH BATCH FOR 500 EPOCHS MAXIMU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2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-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9:16:36.759894940</dc:date>
    <meta:editing-duration>PT7H15M43S</meta:editing-duration>
    <meta:editing-cycles>8</meta:editing-cycles>
    <meta:generator>LibreOffice/5.1.6.2$Linux_X86_64 LibreOffice_project/10m0$Build-2</meta:generator>
    <meta:document-statistic meta:table-count="1" meta:cell-count="54" meta:object-count="0"/>
  </office:meta>
</office:document-meta>
</file>